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4" style:family="graphic" style:parent-style-name="standard">
      <style:graphic-properties draw:marker-start="Arrow" draw:marker-start-width="0.3cm" draw:marker-end="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0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midnightblue-subtitle">
      <style:graphic-properties draw:fill-color="#ffffff" fo:min-height="12.348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subtitle">
      <style:graphic-properties draw:fill-color="#ffffff" fo:min-height="14cm"/>
    </style:style>
    <style:style style:name="pr5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Cantarell" fo:font-size="48pt" style:font-size-asian="48pt" style:font-size-complex="48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text-properties style:font-name="Cantarell" fo:font-size="44pt" fo:font-style="normal" fo:font-weight="bold"/>
    </style:style>
    <style:style style:name="P6" style:family="paragraph">
      <loext:graphic-properties draw:fill="none" draw:fill-color="#ffffff"/>
      <style:text-properties style:font-name="Cantarell"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Cantarell" fo:font-weight="normal" style:font-weight-asian="normal" style:font-weight-complex="normal"/>
    </style:style>
    <style:style style:name="P9" style:family="paragraph">
      <loext:graphic-properties draw:fill="none" draw:fill-color="#ffffff"/>
      <style:text-properties style:font-name="Cantarell"/>
    </style:style>
    <style:style style:name="P10" style:family="paragraph"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color="#ffffff" style:font-name="Cantarell" fo:font-size="48pt" style:font-size-asian="48pt" style:font-size-complex="4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Cantarell" fo:font-size="44pt" fo:font-style="normal" fo:font-weight="bold"/>
    </style:style>
    <style:style style:name="T4" style:family="text">
      <style:text-properties style:font-name="Cantarell"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1" draw:layer="layout" svg:width="26cm" svg:height="12.348cm" svg:x="1cm" svg:y="0.837cm" presentation:class="subtitle">
          <draw:text-box>
            <text:p/>
            <text:p/>
            <text:p/>
            <text:p>Проект Webserver. Converter.</text:p>
            <text:p/>
            <text:p>Автор: Нечесов Андрей</text:p>
            <text:p/>
          </draw:text-box>
        </draw:frame>
        <draw:frame draw:style-name="gr1" draw:text-style-name="P3" draw:layer="layout" svg:width="8cm" svg:height="2.385cm" svg:x="10cm" svg:y="1.4cm">
          <draw:text-box>
            <text:p text:style-name="P2"><text:span text:style-name="T1">Conver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3" draw:text-style-name="P4" draw:layer="layout" svg:width="26cm" svg:height="2.663cm" svg:x="1cm" svg:y="0.837cm" presentation:class="title">
          <draw:text-box>
            <text:p><text:span text:style-name="T2">Цель</text:span></text:p>
          </draw:text-box>
        </draw:frame>
        <draw:frame presentation:style-name="pr4" draw:text-style-name="P1" draw:layer="layout" svg:width="26cm" svg:height="14cm" svg:x="1cm" svg:y="5.5cm" presentation:class="subtitle" presentation:user-transformed="true">
          <draw:text-box>
            <text:p>Создать веб-приложение на основе микрофреймворка Flask, в котором пользователь сможет конвертировать видео/аудио/картинки/архивы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3" draw:text-style-name="P4" draw:layer="layout" svg:width="26cm" svg:height="2.663cm" svg:x="1cm" svg:y="0.837cm" presentation:class="title">
          <draw:text-box>
            <text:p><text:span text:style-name="T2">Реализация</text:span></text:p>
          </draw:text-box>
        </draw:frame>
        <draw:frame draw:style-name="gr3" draw:text-style-name="P5" draw:layer="layout" svg:width="5.4cm" svg:height="2.207cm" svg:x="10.8cm" svg:y="6.793cm">
          <draw:text-box>
            <text:p><text:span text:style-name="T3">app.py</text:span></text:p>
          </draw:text-box>
        </draw:frame>
        <draw:line draw:style-name="gr4" draw:text-style-name="P2" draw:layer="layout" svg:x1="10.4cm" svg:y1="9.2cm" svg:x2="5.6cm" svg:y2="11.4cm">
          <text:p/>
        </draw:line>
        <draw:frame draw:style-name="gr3" draw:text-style-name="P6" draw:layer="layout" svg:width="7.8cm" svg:height="2.207cm" svg:x="1.2cm" svg:y="12cm">
          <draw:text-box>
            <text:p><text:span text:style-name="T4">convert_functions.py</text:span></text:p>
          </draw:text-box>
        </draw:frame>
        <draw:frame draw:style-name="gr5" draw:text-style-name="P7" draw:layer="layout" svg:width="7.4cm" svg:height="3.386cm" svg:x="1.2cm" svg:y="13.2cm">
          <draw:text-box>
            <text:p><text:span text:style-name="T5">Содержит классы Convert, PictureConvert, VideoConvert, <text:s/>AudioConvert (функции для конвертации)</text:span></text:p>
          </draw:text-box>
        </draw:frame>
        <draw:line draw:style-name="gr4" draw:text-style-name="P2" draw:layer="layout" svg:x1="16.8cm" svg:y1="9.2cm" svg:x2="21.6cm" svg:y2="11.4cm">
          <text:p/>
        </draw:line>
        <draw:frame draw:style-name="gr3" draw:text-style-name="P6" draw:layer="layout" svg:width="7.8cm" svg:height="2.207cm" svg:x="18.2cm" svg:y="12cm">
          <draw:text-box>
            <text:p><text:span text:style-name="T4">archive_functions.py</text:span></text:p>
          </draw:text-box>
        </draw:frame>
        <draw:frame draw:style-name="gr6" draw:text-style-name="P7" draw:layer="layout" svg:width="7.4cm" svg:height="2.132cm" svg:x="18.2cm" svg:y="13.241cm">
          <draw:text-box>
            <text:p><text:span text:style-name="T5">Содержит класс ArchiveFuncs (функции для работы с архивом)</text:span></text:p>
          </draw:text-box>
        </draw:frame>
        <draw:line draw:style-name="gr7" draw:text-style-name="P2" draw:layer="layout" svg:x1="13.6cm" svg:y1="9.2cm" svg:x2="8.4cm" svg:y2="16.6cm">
          <text:p/>
        </draw:line>
        <draw:frame draw:style-name="gr8" draw:text-style-name="P8" draw:layer="layout" svg:width="10.6cm" svg:height="2.651cm" svg:x="4.4cm" svg:y="17.6cm">
          <draw:text-box>
            <text:p><text:span text:style-name="T6">file_upload.py, loginform.py, regform.py – формы для шаблонов</text:span></text:p>
            <text:p><text:span text:style-name="T6"/></text:p>
          </draw:text-box>
        </draw:frame>
        <draw:line draw:style-name="gr7" draw:text-style-name="P2" draw:layer="layout" svg:x1="14.8cm" svg:y1="9.6cm" svg:x2="17.8cm" svg:y2="16.6cm">
          <text:p/>
        </draw:line>
        <draw:frame draw:style-name="gr9" draw:text-style-name="P6" draw:layer="layout" svg:width="2.4cm" svg:height="1.229cm" svg:x="17cm" svg:y="16.971cm">
          <draw:text-box>
            <text:p><text:span text:style-name="T4">db.py</text:span></text:p>
          </draw:text-box>
        </draw:frame>
        <draw:frame draw:style-name="gr10" draw:text-style-name="P9" draw:layer="layout" svg:width="9.4cm" svg:height="2.051cm" svg:x="17cm" svg:y="18cm">
          <draw:text-box draw:corner-radius="0.2cm">
            <text:p><text:span text:style-name="T7">Содержит классы и функции для работы с базой данных</text:span></text:p>
          </draw:text-box>
        </draw:frame>
        <draw:line draw:style-name="gr7" draw:text-style-name="P2" draw:layer="layout" svg:x1="9.6cm" svg:y1="7.4cm" svg:x2="6.6cm" svg:y2="7cm">
          <text:p/>
        </draw:line>
        <draw:frame draw:style-name="gr9" draw:text-style-name="P6" draw:layer="layout" svg:width="7.6cm" svg:height="1.229cm" svg:x="1.2cm" svg:y="4.8cm">
          <draw:text-box>
            <text:p><text:span text:style-name="T4">system_function.py</text:span></text:p>
          </draw:text-box>
        </draw:frame>
        <draw:frame draw:style-name="gr11" draw:text-style-name="P9" draw:layer="layout" svg:width="6.4cm" svg:height="4.251cm" svg:x="1.2cm" svg:y="6.029cm">
          <draw:text-box>
            <text:p><text:span text:style-name="T7">Функции для создания/удаления папки и проверки формата файл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3" draw:text-style-name="P10" draw:layer="layout" svg:width="26cm" svg:height="2.663cm" svg:x="1cm" svg:y="0.837cm" presentation:class="title" presentation:user-transformed="true">
          <draw:text-box>
            <text:p><text:span text:style-name="T8">Реализация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Используемые модули:</text:p>
                <text:list>
                  <text:list-item>
                    <text:list>
                      <text:list-item>
                        <text:p>Flask</text:p>
                      </text:list-item>
                      <text:list-item>
                        <text:p>Flask-Login</text:p>
                      </text:list-item>
                      <text:list-item>
                        <text:p>Flask-WTF</text:p>
                      </text:list-item>
                      <text:list-item>
                        <text:p>Flask-Mail</text:p>
                      </text:list-item>
                      <text:list-item>
                        <text:p>Flask-SQLalchemy</text:p>
                      </text:list-item>
                      <text:list-item>
                        <text:p>Flask-Apscheduler</text:p>
                      </text:list-item>
                      <text:list-item>
                        <text:p>PIL</text:p>
                      </text:list-item>
                      <text:list-item>
                        <text:p>pydub</text:p>
                      </text:list-item>
                      <text:list-item>
                        <text:p>ffmpeg-python</text:p>
                      </text:list-item>
                      <text:list-item>
                        <text:p>APScheduler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3" draw:text-style-name="P4" draw:layer="layout" svg:width="26cm" svg:height="2.663cm" svg:x="1cm" svg:y="0.837cm" presentation:class="title">
          <draw:text-box>
            <text:p><text:span text:style-name="T2">Заключение</text:span>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9">Вывод: было реализовано веб-приложение, которое может конвертировать файлы, распаковывать архивы. Имеется автоматическая очистка неактивных директорий, подтверждение аккаунта через email, привилегии для авторизованных <text:s/>пользователей (можно загрузить файл размером до <text:s/>400 МБ, для неавторизованных – до 100МБ)</text:span></text:p>
                <text:p><text:span text:style-name="T9">Перспективы: увеличение числа форматов, доступных для конвертации, создание архивов пользователем.</text:span></text:p>
              </text:list-header>
            </text:list>
          </draw:text-box>
        </draw:frame>
        <draw:frame draw:style-name="gr12" draw:text-style-name="P7" draw:layer="layout" svg:width="0.502cm" svg:height="1.187cm" svg:x="15cm" svg:y="11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0:35:41.109589117</meta:creation-date>
    <dc:date>2019-04-15T21:21:06.966192620</dc:date>
    <meta:editing-duration>PT1H4M1S</meta:editing-duration>
    <meta:editing-cycles>16</meta:editing-cycles>
    <meta:generator>LibreOffice/5.1.6.2$Linux_X86_64 LibreOffice_project/10m0$Build-2</meta:generator>
    <meta:document-statistic meta:object-count="70"/>
  </office:meta>
</office:document-meta>
</file>